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7"/>MULTIMODAL GAIT TOKEN FLOW</text:p>
      <text:p text:style-name="Standard"/>
      <text:p text:style-name="Standard">Silhouette frames <text:s text:c="24"/>Skeleton sequence</text:p>
      <text:p text:style-name="Standard">(outer shape) <text:s text:c="28"/>(joint motion / structure)</text:p>
      <text:p text:style-name="Standard"><text:s text:c="6"/>| <text:s text:c="42"/>|</text:p>
      <text:p text:style-name="Standard"><text:s text:c="6"/>v <text:s text:c="42"/>v</text:p>
      <text:p text:style-name="Standard">+------------------+ <text:s text:c="19"/>+------------------+</text:p>
      <text:p text:style-name="Standard">| Silhouette <text:s text:c="6"/>| <text:s text:c="19"/>| Skeleton <text:s text:c="8"/>|</text:p>
      <text:p text:style-name="Standard">| Encoder <text:s text:c="9"/>| <text:s text:c="19"/>| Encoder <text:s text:c="9"/>|</text:p>
      <text:p text:style-name="Standard">| (CNN / Part CNN) | <text:s text:c="19"/>| (GCN / ST-GCN) <text:s text:c="2"/>|</text:p>
      <text:p text:style-name="Standard">+------------------+ <text:s text:c="19"/>+------------------+</text:p>
      <text:p text:style-name="Standard"><text:s text:c="6"/>| <text:s text:c="42"/>|</text:p>
      <text:p text:style-name="Standard"><text:s text:c="6"/>v <text:s text:c="42"/>v</text:p>
      <text:p text:style-name="Standard">+------------------+ <text:s text:c="19"/>+------------------+</text:p>
      <text:p text:style-name="Standard">| Silhouette <text:s text:c="6"/>| <text:s text:c="19"/>| Skeleton <text:s text:c="8"/>|</text:p>
      <text:p text:style-name="Standard">| feature maps <text:s text:c="4"/>| <text:s text:c="19"/>| joint features <text:s text:c="2"/>|</text:p>
      <text:p text:style-name="Standard">+------------------+ <text:s text:c="19"/>+------------------+</text:p>
      <text:p text:style-name="Standard"><text:s text:c="6"/>| <text:s text:c="42"/>|</text:p>
      <text:p text:style-name="Standard"><text:s text:c="6"/>v <text:s text:c="42"/>v</text:p>
      <text:p text:style-name="Standard">+------------------+ <text:s text:c="19"/>+------------------+</text:p>
      <text:p text:style-name="Standard">| Convert to <text:s text:c="6"/>| <text:s text:c="19"/>| Convert to <text:s text:c="6"/>|</text:p>
      <text:p text:style-name="Standard">| silhouette <text:s text:c="6"/>| <text:s text:c="19"/>| skeleton <text:s text:c="8"/>|</text:p>
      <text:p text:style-name="Standard">| tokens <text:s text:c="10"/>| <text:s text:c="19"/>| tokens <text:s text:c="10"/>|</text:p>
      <text:p text:style-name="Standard">+------------------+ <text:s text:c="19"/>+------------------+</text:p>
      <text:p text:style-name="Standard"><text:s text:c="6"/>| <text:s text:c="42"/>|</text:p>
      <text:p text:style-name="Standard"><text:s text:c="6"/>v <text:s text:c="42"/>v</text:p>
      <text:p text:style-name="Standard">+------------------+ <text:s text:c="19"/>+------------------+</text:p>
      <text:p text:style-name="Standard">| S_head token <text:s text:c="4"/>| <text:s text:c="19"/>| K_head token <text:s text:c="4"/>|</text:p>
      <text:p text:style-name="Standard">| S_torso token <text:s text:c="3"/>| <text:s text:c="19"/>| K_torso token <text:s text:c="3"/>|</text:p>
      <text:p text:style-name="Standard">| S_leg token <text:s text:c="5"/>| <text:s text:c="19"/>| K_leg token <text:s text:c="5"/>|</text:p>
      <text:p text:style-name="Standard">+------------------+ <text:s text:c="19"/>+------------------+</text:p>
      <text:p text:style-name="Standard"><text:s text:c="6"/>| <text:s text:c="42"/>|</text:p>
      <text:p text:style-name="Standard"><text:s text:c="6"/>|----------- self-attention ----------------|</text:p>
      <text:p text:style-name="Standard"><text:s text:c="6"/>| <text:s text:c="42"/>|</text:p>
      <text:p text:style-name="Standard"><text:s text:c="6"/>v <text:s text:c="42"/>v</text:p>
      <text:p text:style-name="Standard">+------------------+ <text:s text:c="19"/>+------------------+</text:p>
      <text:p text:style-name="Standard">| Refined <text:s text:c="9"/>| <text:s text:c="19"/>| Refined <text:s text:c="9"/>|</text:p>
      <text:p text:style-name="Standard">| silhouette <text:s text:c="6"/>| <text:s text:c="19"/>| skeleton <text:s text:c="8"/>|</text:p>
      <text:p text:style-name="Standard">| tokens <text:s text:c="10"/>| <text:s text:c="19"/>| tokens <text:s text:c="10"/>|</text:p>
      <text:p text:style-name="Standard">+------------------+ <text:s text:c="19"/>+------------------+</text:p>
      <text:p text:style-name="Standard"><text:s text:c="6"/>| <text:s text:c="42"/>|</text:p>
      <text:p text:style-name="Standard"><text:s text:c="6"/>|------------------ cross-attention ------------------|</text:p>
      <text:p text:style-name="Standard"><text:s text:c="6"/>| <text:s text:c="52"/>|</text:p>
      <text:p text:style-name="Standard"><text:s text:c="6"/>| <text:s text:c="2"/>Silhouette queries --&gt; Skeleton keys/values <text:s text:c="6"/>|</text:p>
      <text:p text:style-name="Standard"><text:s text:c="6"/>| <text:s text:c="2"/>Skeleton queries <text:s/>--&gt; Silhouette keys/values <text:s text:c="5"/>|</text:p>
      <text:p text:style-name="Standard"><text:s text:c="6"/>|-----------------------------------------------------|</text:p>
      <text:p text:style-name="Standard"><text:s text:c="6"/>| <text:s text:c="42"/>|</text:p>
      <text:p text:style-name="Standard"><text:s text:c="6"/>v <text:s text:c="42"/>v</text:p>
      <text:p text:style-name="Standard">+------------------+ <text:s text:c="19"/>+------------------+</text:p>
      <text:p text:style-name="Standard">| Cross-informed <text:s text:c="2"/>| <text:s text:c="19"/>| Cross-informed <text:s text:c="2"/>|</text:p>
      <text:p text:style-name="Standard">| silhouette <text:s text:c="6"/>| <text:s text:c="19"/>| skeleton <text:s text:c="8"/>|</text:p>
      <text:p text:style-name="Standard">| tokens <text:s text:c="10"/>| <text:s text:c="19"/>| tokens <text:s text:c="10"/>|</text:p>
      <text:p text:style-name="Standard"><text:soft-page-break/>+------------------+ <text:s text:c="19"/>+------------------+</text:p>
      <text:p text:style-name="Standard"><text:s text:c="6"/>| <text:s text:c="42"/>|</text:p>
      <text:p text:style-name="Standard"><text:s text:c="6"/>+------------------- fuse / aggregate ------+</text:p>
      <text:p text:style-name="Standard"><text:s text:c="30"/>|</text:p>
      <text:p text:style-name="Standard"><text:s text:c="30"/>v</text:p>
      <text:p text:style-name="Standard"><text:s text:c="20"/>+----------------------+</text:p>
      <text:p text:style-name="Standard"><text:s text:c="20"/>| Final gait embedding |</text:p>
      <text:p text:style-name="Standard"><text:s text:c="20"/>+----------------------+</text:p>
      <text:p text:style-name="Standard"><text:s text:c="30"/>|</text:p>
      <text:p text:style-name="Standard"><text:s text:c="30"/>v</text:p>
      <text:p text:style-name="Standard"><text:s text:c="20"/>+----------------------+</text:p>
      <text:p text:style-name="Standard"><text:s text:c="20"/>| Match with gallery <text:s text:c="2"/>|</text:p>
      <text:p text:style-name="Standard"><text:s text:c="20"/>| for recognition <text:s text:c="5"/>|</text:p>
      <text:p text:style-name="Standard"><text:s text:c="20"/>+----------------------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1:33:22.435398438</meta:creation-date>
    <meta:editing-duration>PT43S</meta:editing-duration>
    <meta:editing-cycles>2</meta:editing-cycles>
    <meta:generator>LibreOffice/24.2.7.2$Linux_X86_64 LibreOffice_project/420$Build-2</meta:generator>
    <dc:date>2026-04-02T11:34:05.854580832</dc:date>
    <meta:document-statistic meta:table-count="0" meta:image-count="0" meta:object-count="0" meta:page-count="2" meta:paragraph-count="65" meta:word-count="269" meta:character-count="3514" meta:non-whitespace-character-count="1413"/>
  </office:meta>
</office:document-meta>
</file>